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85d" officeooo:paragraph-rsid="0006385d"/>
    </style:style>
    <style:style style:name="P2" style:family="paragraph" style:parent-style-name="Standard">
      <style:text-properties officeooo:rsid="0006385d" officeooo:paragraph-rsid="0007ebe4"/>
    </style:style>
    <style:style style:name="P3" style:family="paragraph" style:parent-style-name="Standard">
      <style:text-properties officeooo:rsid="0006385d" officeooo:paragraph-rsid="000892be"/>
    </style:style>
    <style:style style:name="P4" style:family="paragraph" style:parent-style-name="Standard">
      <style:text-properties officeooo:rsid="0006385d" officeooo:paragraph-rsid="0008c8d4"/>
    </style:style>
    <style:style style:name="P5" style:family="paragraph" style:parent-style-name="Standard">
      <style:text-properties officeooo:rsid="0007ebe4" officeooo:paragraph-rsid="0007ebe4"/>
    </style:style>
    <style:style style:name="P6" style:family="paragraph" style:parent-style-name="Standard">
      <style:text-properties officeooo:rsid="000892be" officeooo:paragraph-rsid="000892be"/>
    </style:style>
    <style:style style:name="P7" style:family="paragraph" style:parent-style-name="Standard">
      <style:text-properties officeooo:rsid="0008c8d4" officeooo:paragraph-rsid="0008c8d4"/>
    </style:style>
    <style:style style:name="P8" style:family="paragraph" style:parent-style-name="Standard">
      <style:text-properties officeooo:rsid="0006385d" officeooo:paragraph-rsid="0008c8d4"/>
    </style:style>
    <style:style style:name="P9" style:family="paragraph" style:parent-style-name="Standard">
      <style:text-properties officeooo:rsid="0006385d" officeooo:paragraph-rsid="000a472f"/>
    </style:style>
    <style:style style:name="P10" style:family="paragraph" style:parent-style-name="Standard">
      <style:text-properties officeooo:rsid="0006385d" officeooo:paragraph-rsid="000892be"/>
    </style:style>
    <style:style style:name="P11" style:family="paragraph" style:parent-style-name="Standard">
      <style:text-properties officeooo:rsid="0008c8d4" officeooo:paragraph-rsid="000a472f"/>
    </style:style>
    <style:style style:name="P12" style:family="paragraph" style:parent-style-name="Standard">
      <style:text-properties officeooo:rsid="000a472f" officeooo:paragraph-rsid="000a472f"/>
    </style:style>
    <style:style style:name="T1" style:family="text">
      <style:text-properties officeooo:rsid="0007ebe4"/>
    </style:style>
    <style:style style:name="T2" style:family="text">
      <style:text-properties officeooo:rsid="000892be"/>
    </style:style>
    <style:style style:name="T3" style:family="text">
      <style:text-properties officeooo:rsid="0008c8d4"/>
    </style:style>
    <style:style style:name="T4" style:family="text">
      <style:text-properties officeooo:rsid="000a47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s palpables</text:p>
      <text:p text:style-name="P1"/>
      <text:p text:style-name="P5"><text:span text:style-name="T2">L</text:span>ápiz </text:p>
      <text:p text:style-name="P5"/>
      <text:p text:style-name="P1">Atributos </text:p>
      <text:p text:style-name="P1">• <text:span text:style-name="T1">Duro </text:span></text:p>
      <text:p text:style-name="P2">• <text:span text:style-name="T2">D</text:span><text:span text:style-name="T1">e madera</text:span></text:p>
      <text:p text:style-name="P3">• <text:span text:style-name="T2">Contiene grafito</text:span></text:p>
      <text:p text:style-name="P3">• <text:span text:style-name="T2">Goma</text:span></text:p>
      <text:p text:style-name="P3">• <text:span text:style-name="T2"><text:s/>Un poco de plástico o metal</text:span></text:p>
      <text:p text:style-name="P3">• <text:span text:style-name="T2">Forma cilíndrica</text:span></text:p>
      <text:p text:style-name="P3">• <text:span text:style-name="T2">Color</text:span></text:p>
      <text:p text:style-name="P3">• <text:span text:style-name="T2">Punta fina o ancha </text:span></text:p>
      <text:p text:style-name="P9">• <text:span text:style-name="T4">marca</text:span></text:p>
      <text:p text:style-name="P3"/>
      <text:p text:style-name="P6">Comportamiento</text:p>
      <text:p text:style-name="P3">• <text:span text:style-name="T2">Escribir</text:span></text:p>
      <text:p text:style-name="P3">• <text:span text:style-name="T2">Sombrear</text:span></text:p>
      <text:p text:style-name="P3">• <text:span text:style-name="T2">Dibujar</text:span></text:p>
      <text:p text:style-name="P3">• <text:span text:style-name="T2">Romper</text:span></text:p>
      <text:p text:style-name="P3"/>
      <text:p text:style-name="P6">Teléfono</text:p>
      <text:p text:style-name="P6"/>
      <text:p text:style-name="P6">Atributos</text:p>
      <text:p text:style-name="P3">• <text:span text:style-name="T2">Forma rectangular</text:span></text:p>
      <text:p text:style-name="P3">• <text:span text:style-name="T2">pantalla</text:span></text:p>
      <text:p text:style-name="P3">• <text:span text:style-name="T2">botones</text:span></text:p>
      <text:p text:style-name="P3">• <text:span text:style-name="T2">luz</text:span></text:p>
      <text:p text:style-name="P3">• <text:span text:style-name="T2">sonido</text:span></text:p>
      <text:p text:style-name="P3">• <text:span text:style-name="T2">cámara</text:span></text:p>
      <text:p text:style-name="P3">• <text:span text:style-name="T2">video</text:span></text:p>
      <text:p text:style-name="P3">• <text:span text:style-name="T2">memoria</text:span></text:p>
      <text:p text:style-name="P3">• <text:span text:style-name="T2">duro</text:span></text:p>
      <text:p text:style-name="P3">• <text:span text:style-name="T3">cómodo</text:span></text:p>
      <text:p text:style-name="P9">• <text:span text:style-name="T4">marca</text:span></text:p>
      <text:p text:style-name="P4"/>
      <text:p text:style-name="P7">Comportamiento</text:p>
      <text:p text:style-name="P4">• <text:span text:style-name="T3">puedes llamar</text:span></text:p>
      <text:p text:style-name="P4">• <text:span text:style-name="T3">escuchar música</text:span></text:p>
      <text:p text:style-name="P4">• <text:span text:style-name="T3">ver videos</text:span></text:p>
      <text:p text:style-name="P4">• <text:span text:style-name="T3">grabar videos</text:span></text:p>
      <text:p text:style-name="P4">• <text:span text:style-name="T3">tomar fotos</text:span></text:p>
      <text:p text:style-name="P4">• <text:span text:style-name="T3">ver fotos</text:span></text:p>
      <text:p text:style-name="P4">• <text:span text:style-name="T3">video llamadas</text:span></text:p>
      <text:p text:style-name="P4"/>
      <text:p text:style-name="P3"/>
      <text:p text:style-name="P3"/>
      <text:p text:style-name="P6"/>
      <text:p text:style-name="P6"/>
      <text:p text:style-name="P3"><text:soft-page-break/></text:p>
      <text:p text:style-name="P1"/>
      <text:p text:style-name="P7">Libreta</text:p>
      <text:p text:style-name="P7"/>
      <text:p text:style-name="P7">Atributos</text:p>
      <text:p text:style-name="P4">• <text:span text:style-name="T3">cuadrada</text:span></text:p>
      <text:p text:style-name="P4">• <text:span text:style-name="T3">de cartón o papel</text:span></text:p>
      <text:p text:style-name="P4">• <text:span text:style-name="T3">de tela</text:span></text:p>
      <text:p text:style-name="P4">• <text:span text:style-name="T3">con espiral</text:span></text:p>
      <text:p text:style-name="P4">• <text:span text:style-name="T3">hojas de papel</text:span></text:p>
      <text:p text:style-name="P4">• <text:span text:style-name="T3">distintos colores</text:span></text:p>
      <text:p text:style-name="P4">• <text:span text:style-name="T4">marca</text:span></text:p>
      <text:p text:style-name="P4"/>
      <text:p text:style-name="P7">atributos</text:p>
      <text:p text:style-name="P4">• <text:span text:style-name="T3">escribir</text:span></text:p>
      <text:p text:style-name="P4">• <text:span text:style-name="T3">dibujar</text:span></text:p>
      <text:p text:style-name="P4">• <text:span text:style-name="T3">garabatear</text:span></text:p>
      <text:p text:style-name="P4">• <text:span text:style-name="T3">romper</text:span></text:p>
      <text:p text:style-name="P4">• <text:span text:style-name="T3">quemarse</text:span></text:p>
      <text:p text:style-name="P4">• <text:span text:style-name="T3">mojarse</text:span></text:p>
      <text:p text:style-name="P4"/>
      <text:p text:style-name="P7">Objetos no palpables</text:p>
      <text:p text:style-name="P7"/>
      <text:p text:style-name="P7">Santa clauss</text:p>
      <text:p text:style-name="P7">atributos</text:p>
      <text:p text:style-name="P4">• <text:span text:style-name="T3">gordo</text:span></text:p>
      <text:p text:style-name="P4">• <text:span text:style-name="T3">grande</text:span></text:p>
      <text:p text:style-name="P4">• <text:span text:style-name="T3">viejo</text:span></text:p>
      <text:p text:style-name="P4">• <text:span text:style-name="T3">viste de rojo</text:span></text:p>
      <text:p text:style-name="P4">• <text:span text:style-name="T3">piel clara</text:span></text:p>
      <text:p text:style-name="P4">• <text:span text:style-name="T3">cabello blanco</text:span></text:p>
      <text:p text:style-name="P4">• <text:span text:style-name="T3">barba blanca</text:span></text:p>
      <text:p text:style-name="P4">• <text:span text:style-name="T3">ojos azules</text:span></text:p>
      <text:p text:style-name="P4"/>
      <text:p text:style-name="P4"/>
      <text:p text:style-name="P7">Comportamiento</text:p>
      <text:p text:style-name="P4">• <text:span text:style-name="T3">ríe</text:span></text:p>
      <text:p text:style-name="P4">• <text:span text:style-name="T3">regala cosas</text:span></text:p>
      <text:p text:style-name="P4">• <text:span text:style-name="T3">sale una ves al año</text:span></text:p>
      <text:p text:style-name="P4">• <text:span text:style-name="T3">no se puede ver</text:span></text:p>
      <text:p text:style-name="P4">• <text:span text:style-name="T3">viaja por el mundo</text:span></text:p>
      <text:p text:style-name="P4">• <text:span text:style-name="T3">visita casas</text:span></text:p>
      <text:p text:style-name="P4">• <text:span text:style-name="T3">regala a niños</text:span></text:p>
      <text:p text:style-name="P4"/>
      <text:p text:style-name="P11"/>
      <text:p text:style-name="P9"/>
      <text:p text:style-name="P9"/>
      <text:p text:style-name="P9"/>
      <text:p text:style-name="P9"/>
      <text:p text:style-name="P11"><text:soft-page-break/></text:p>
      <text:p text:style-name="P12">buda</text:p>
      <text:p text:style-name="P11">atributos</text:p>
      <text:p text:style-name="P9">• <text:span text:style-name="T3">gordo</text:span></text:p>
      <text:p text:style-name="P9">• <text:span text:style-name="T3">grande</text:span></text:p>
      <text:p text:style-name="P9">• <text:span text:style-name="T3">viejo</text:span></text:p>
      <text:p text:style-name="P9">• <text:span text:style-name="T3">viste de rojo</text:span></text:p>
      <text:p text:style-name="P9">• <text:span text:style-name="T3">piel </text:span><text:span text:style-name="T4">café</text:span></text:p>
      <text:p text:style-name="P9">• <text:span text:style-name="T3">ca</text:span><text:span text:style-name="T4">lvo</text:span></text:p>
      <text:p text:style-name="P9">• <text:span text:style-name="T3">ojos </text:span><text:span text:style-name="T4">café</text:span></text:p>
      <text:p text:style-name="P9">• <text:span text:style-name="T4">sabio</text:span></text:p>
      <text:p text:style-name="P9"/>
      <text:p text:style-name="P9"/>
      <text:p text:style-name="P11">Comportamiento</text:p>
      <text:p text:style-name="P9">• <text:span text:style-name="T4">pacifico</text:span></text:p>
      <text:p text:style-name="P9">•<text:span text:style-name="T4">divino</text:span></text:p>
      <text:p text:style-name="P9">• <text:span text:style-name="T4">puro</text:span></text:p>
      <text:p text:style-name="P9"/>
      <text:p text:style-name="P9"/>
      <text:p text:style-name="P4"/>
      <text:p text:style-name="P7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1:04:13.428390333</meta:creation-date>
    <dc:date>2022-03-10T12:04:42.191571341</dc:date>
    <meta:editing-duration>PT16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87" meta:word-count="211" meta:character-count="988" meta:non-whitespace-character-count="859"/>
  </office:meta>
</office:document-meta>
</file>